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PublicationInterceptorTests.withAbstractStraightApplicationEventClassSuppl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EventWithNoValidOneArgObjectCtor.TestEventWithNoValidOneArgObject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ext.on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ublicationInterceptorTests.withApplicationEventClassThatDoesntExposeAValid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ventPublicationIntercepto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PublicationInterceptorTests.withNonApplicationEventClassSuppl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ctoryBeanTestListener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ublicationInterceptorTests.withNoApplicationEventClassSuppl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ublicationInterceptorTests.expectedBehavi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FactoryBeanTestListener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BeanTestListener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